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style:line-height-at-least="0.423cm" fo:text-align="start" style:justify-single-word="false" fo:background-color="#ffffff" fo:padding="0cm" fo:border="none">
        <style:background-image/>
      </style:paragraph-properties>
      <style:text-properties fo:color="#000000" style:font-name="Courier New" fo:font-size="8pt"/>
    </style:style>
    <style:style style:name="P2" style:family="paragraph" style:parent-style-name="Preformatted_20_Text">
      <style:paragraph-properties fo:margin-top="0cm" fo:margin-bottom="0.499cm" style:contextual-spacing="false" style:line-height-at-least="0.423cm" fo:text-align="start" style:justify-single-word="false" fo:background-color="#ffffff" fo:padding="0cm" fo:border="none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margin-top="0cm" fo:margin-bottom="0.499cm" style:contextual-spacing="false" style:line-height-at-least="0.423cm" fo:text-align="start" style:justify-single-word="false" fo:background-color="#f4f4f4" fo:padding="0cm" fo:border="none">
        <style:background-image/>
      </style:paragraph-properties>
      <style:text-properties fo:color="#000000" style:font-name="Courier New" fo:font-size="8pt"/>
    </style:style>
    <style:style style:name="P4" style:family="paragraph" style:parent-style-name="Preformatted_20_Text">
      <style:paragraph-properties fo:margin-top="0cm" fo:margin-bottom="0.499cm" style:contextual-spacing="false" style:line-height-at-least="0.423cm" fo:text-align="start" style:justify-single-word="false" fo:background-color="#f4f4f4" fo:padding="0cm" fo:border="none">
        <style:background-image/>
      </style:paragraph-properties>
      <style:text-properties fo:color="#000000"/>
    </style:style>
    <style:style style:name="T1" style:family="text">
      <style:text-properties fo:color="#cc6633"/>
    </style:style>
    <style:style style:name="T2" style:family="text">
      <style:text-properties fo:color="#006080"/>
    </style:style>
    <style:style style:name="T3" style:family="text">
      <style:text-properties fo:color="#006080" style:font-name="Courier New" fo:font-size="8pt"/>
    </style:style>
    <style:style style:name="T4" style:family="text">
      <style:text-properties fo:color="#0000ff"/>
    </style:style>
    <style:style style:name="T5" style:family="text">
      <style:text-properties fo:color="#0000ff" style:font-name="Courier New" fo:font-size="8pt"/>
    </style:style>
    <style:style style:name="T6" style:family="text">
      <style:text-properties style:font-name="Courier New" fo:font-size="8pt"/>
    </style:style>
    <style:style style:name="T7" style:family="text">
      <style:text-properties style:font-name="Courier New" fo:font-size="8pt" officeooo:rsid="00125d9f"/>
    </style:style>
    <style:style style:name="T8" style:family="text">
      <style:text-properties fo:color="#008000" style:font-name="Courier New" fo:font-size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include</text:span> &lt;linux/module.h&gt;</text:p>
      <text:p text:style-name="P3"><text:span text:style-name="T1">#include</text:span> &lt;linux/kernel.h&gt;</text:p>
      <text:p text:style-name="P1"><text:span text:style-name="T1">#include</text:span> &lt;linux/list.h&gt;</text:p>
      <text:p text:style-name="P4"> </text:p>
      <text:p text:style-name="P1">MODULE_LICENSE(<text:span text:style-name="T2">"GPL"</text:span>);</text:p>
      <text:p text:style-name="P3">MODULE_DESCRIPTION(<text:span text:style-name="T2">"hello"</text:span>);</text:p>
      <text:p text:style-name="P1">MODULE_AUTHOR(<text:span text:style-name="T2">"Liu Feipeng/roman10"</text:span>);</text:p>
      <text:p text:style-name="P4"> </text:p>
      <text:p text:style-name="P1"><text:span text:style-name="T4">struct</text:span> Person {</text:p>
      <text:p text:style-name="P4"><text:s text:c="4"/><text:span text:style-name="T5">char</text:span><text:span text:style-name="T6"> name[30];</text:span></text:p>
      <text:p text:style-name="P2"><text:s text:c="4"/><text:span text:style-name="T5">unsigned</text:span><text:span text:style-name="T6"> </text:span><text:span text:style-name="T5">int</text:span><text:span text:style-name="T6"> weight;</text:span></text:p>
      <text:p text:style-name="P4"><text:s text:c="4"/><text:span text:style-name="T5">unsigned</text:span><text:span text:style-name="T6"> </text:span><text:span text:style-name="T5">char</text:span><text:span text:style-name="T6"> gender;</text:span></text:p>
      <text:p text:style-name="P2"><text:s text:c="4"/><text:span text:style-name="T5">struct</text:span><text:span text:style-name="T6"> list_head list; </text:span><text:span text:style-name="T8">/* kernel's list structure */</text:span></text:p>
      <text:p text:style-name="P3">};</text:p>
      <text:p text:style-name="P2"><text:s/></text:p>
      <text:p text:style-name="P4"><text:span text:style-name="T5">struct</text:span><text:span text:style-name="T6"> Person personList; //</text:span><text:span text:style-name="T7">plist</text:span></text:p>
      <text:p text:style-name="P3"><text:span text:style-name="T4">int</text:span> init_module() {</text:p>
      <text:p text:style-name="P2"><text:s text:c="4"/><text:span text:style-name="T5">struct</text:span><text:span text:style-name="T6"> Person *aNewPerson//</text:span><text:span text:style-name="T7">newNode</text:span><text:span text:style-name="T6">, *aPerson; //</text:span><text:span text:style-name="T7">node</text:span></text:p>
      <text:p text:style-name="P4"><text:s text:c="4"/><text:span text:style-name="T5">unsigned</text:span><text:span text:style-name="T6"> </text:span><text:span text:style-name="T5">int</text:span><text:span text:style-name="T6"> i;</text:span></text:p>
      <text:p text:style-name="P2"> </text:p>
      <text:p text:style-name="P4"><text:s text:c="4"/><text:span text:style-name="T6">printk(KERN_INFO </text:span><text:span text:style-name="T3">"initialize kernel modulen"</text:span><text:span text:style-name="T6">);</text:span></text:p>
      <text:p text:style-name="P2"><text:s text:c="4"/><text:span text:style-name="T6">INIT_LIST_HEAD(&amp;personList.list); <text:s text:c="3"/></text:span><text:span text:style-name="T8">//or LIST_HEAD(mylist); </text:span></text:p>
      <text:p text:style-name="P4"> </text:p>
      <text:p text:style-name="P2"><text:s text:c="4"/><text:span text:style-name="T8">/* adding elements to mylist */</text:span></text:p>
      <text:p text:style-name="P4"><text:s text:c="4"/><text:span text:style-name="T5">for</text:span><text:span text:style-name="T6">(i=0; i&lt;5; ++i){</text:span></text:p>
      <text:p text:style-name="P2"><text:s text:c="8"/><text:span text:style-name="T6">aNewPerson = kmalloc(</text:span><text:span text:style-name="T5">sizeof</text:span><text:span text:style-name="T6">(*aNewPerson), GFP_KERNEL);</text:span></text:p>
      <text:p text:style-name="P4"><text:s text:c="8"/><text:span text:style-name="T6">strcpy(aNewPerson-&gt;name, </text:span><text:span text:style-name="T3">"roman10"</text:span><text:span text:style-name="T6">);</text:span></text:p>
      <text:p text:style-name="P2"><text:s text:c="8"/><text:span text:style-name="T6">aNewPerson-&gt;weight = 130*i;</text:span></text:p>
      <text:p text:style-name="P4"><text:soft-page-break/><text:s text:c="8"/><text:span text:style-name="T6">aNewPerson-&gt;gender = 1;</text:span></text:p>
      <text:p text:style-name="P2"><text:s text:c="8"/><text:span text:style-name="T6">INIT_LIST_HEAD(&amp;aNewPerson-&gt;list);</text:span></text:p>
      <text:p text:style-name="P4"><text:s text:c="8"/><text:span text:style-name="T8">/* add the new node to mylist */</text:span></text:p>
      <text:p text:style-name="P2"><text:s text:c="8"/><text:span text:style-name="T6">list_add_tail(&amp;(aNewPerson-&gt;list), &amp;(personList.list));</text:span></text:p>
      <text:p text:style-name="P4"><text:s text:c="4"/><text:span text:style-name="T6">}</text:span></text:p>
      <text:p text:style-name="P2"><text:s text:c="4"/><text:span text:style-name="T6">printk(KERN_INFO </text:span><text:span text:style-name="T3">"traversing the list using list_for_each_entry()n"</text:span><text:span text:style-name="T6">);</text:span></text:p>
      <text:p text:style-name="P4"><text:s text:c="4"/><text:span text:style-name="T6">list_for_each_entry(aPerson, &amp;personList.list, list) {</text:span></text:p>
      <text:p text:style-name="P2"><text:s text:c="8"/><text:span text:style-name="T8">//access the member from aPerson</text:span></text:p>
      <text:p text:style-name="P4"><text:s text:c="8"/><text:span text:style-name="T6">printk(KERN_INFO </text:span><text:span text:style-name="T3">"Person: %s; weight: %d; gender: %sn"</text:span><text:span text:style-name="T6">, aPerson-&gt;name, aPerson-&gt;weight, aPerson-&gt;gender==0?</text:span><text:span text:style-name="T3">"Female"</text:span><text:span text:style-name="T6">:</text:span><text:span text:style-name="T3">"Male"</text:span><text:span text:style-name="T6">);</text:span></text:p>
      <text:p text:style-name="P2"><text:s text:c="4"/><text:span text:style-name="T6">}</text:span></text:p>
      <text:p text:style-name="P4"><text:s text:c="4"/><text:span text:style-name="T6">printk(KERN_INFO </text:span><text:span text:style-name="T3">"n"</text:span><text:span text:style-name="T6">);</text:span></text:p>
      <text:p text:style-name="P2"> </text:p>
      <text:p text:style-name="P4"><text:s text:c="4"/><text:span text:style-name="T5">return</text:span><text:span text:style-name="T6"> 0;</text:span></text:p>
      <text:p text:style-name="P1">}</text:p>
      <text:p text:style-name="P4"><text:s/></text:p>
      <text:p text:style-name="P1"><text:span text:style-name="T4">void</text:span> cleanup_module() {</text:p>
      <text:p text:style-name="P4"><text:s text:c="4"/><text:span text:style-name="T5">struct</text:span><text:span text:style-name="T6"> Person *aPerson, *tmp;</text:span></text:p>
      <text:p text:style-name="P2"><text:s text:c="4"/><text:span text:style-name="T6">printk(KERN_INFO </text:span><text:span text:style-name="T3">"kernel module unloaded.n"</text:span><text:span text:style-name="T6">);</text:span></text:p>
      <text:p text:style-name="P4"><text:s text:c="4"/><text:span text:style-name="T6">printk(KERN_INFO </text:span><text:span text:style-name="T3">"deleting the list using list_for_each_entry_safe()n"</text:span><text:span text:style-name="T6">);</text:span></text:p>
      <text:p text:style-name="P2"><text:s text:c="4"/><text:span text:style-name="T6">list_for_each_entry_safe(aPerson, tmp, &amp;personList.list, list){</text:span></text:p>
      <text:p text:style-name="P4"><text:s text:c="9"/><text:span text:style-name="T6">printk(KERN_INFO </text:span><text:span text:style-name="T3">"freeing node %sn"</text:span><text:span text:style-name="T6">, aPerson-&gt;name);</text:span></text:p>
      <text:p text:style-name="P2"><text:s text:c="9"/><text:span text:style-name="T6">list_del(&amp;aPerson-&gt;list);</text:span></text:p>
      <text:p text:style-name="P4"><text:s text:c="9"/><text:span text:style-name="T6">kfree(aPerson);</text:span></text:p>
      <text:p text:style-name="P2"><text:s text:c="4"/><text:span text:style-name="T6">}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5:27:17.338721593</meta:creation-date>
    <dc:date>2018-01-31T16:54:11.450270010</dc:date>
    <meta:editing-duration>PT56M33S</meta:editing-duration>
    <meta:editing-cycles>1</meta:editing-cycles>
    <meta:document-statistic meta:table-count="0" meta:image-count="0" meta:object-count="0" meta:page-count="2" meta:paragraph-count="53" meta:word-count="146" meta:character-count="1650" meta:non-whitespace-character-count="1356"/>
    <meta:generator>LibreOffice/4.2.8.2$Linux_X86_64 LibreOffice_project/420m0$Build-2</meta:generator>
  </office:meta>
</office:document-meta>
</file>